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open sans" svg:font-family="'open sans', sans-serif"/>
    <style:font-face style:name="open sans1"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style:style>
    <style:style style:name="P2"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style:style>
    <style:style style:name="P3"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0eb50e"/>
    </style:style>
    <style:style style:name="P4" style:family="paragraph" style:parent-style-name="Text_20_body" style:list-style-name="L2">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5" style:family="paragraph" style:parent-style-name="Text_20_body" style:list-style-name="L3">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6" style:family="paragraph" style:parent-style-name="Text_20_body" style:list-style-name="L4">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7" style:family="paragraph" style:parent-style-name="Text_20_body" style:list-style-name="L5">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8" style:family="paragraph" style:parent-style-name="Text_20_body" style:list-style-name="L6">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9" style:family="paragraph" style:parent-style-name="Text_20_body" style:list-style-name="L7">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0" style:family="paragraph" style:parent-style-name="Text_20_body" style:list-style-name="L8">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1" style:family="paragraph" style:parent-style-name="Text_20_body" style:list-style-name="L9">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2" style:family="paragraph" style:parent-style-name="Text_20_body" style:list-style-name="L10">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3" style:family="paragraph" style:parent-style-name="Text_20_body" style:list-style-name="L1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4" style:family="paragraph" style:parent-style-name="Text_20_body" style:list-style-name="L12">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5" style:family="paragraph" style:parent-style-name="Text_20_body" style:list-style-name="L13">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6" style:family="paragraph" style:parent-style-name="Text_20_body" style:list-style-name="L14">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paragraph-rsid="00117a63"/>
    </style:style>
    <style:style style:name="P17"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0eb50e" officeooo:paragraph-rsid="000eb50e"/>
    </style:style>
    <style:style style:name="P18"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0eb50e" officeooo:paragraph-rsid="000eb50e"/>
    </style:style>
    <style:style style:name="P19"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102929" officeooo:paragraph-rsid="00102929"/>
    </style:style>
    <style:style style:name="P20"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102929" officeooo:paragraph-rsid="00117a63"/>
    </style:style>
    <style:style style:name="P21"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102929" officeooo:paragraph-rsid="00102929"/>
    </style:style>
    <style:style style:name="P22"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117a63" officeooo:paragraph-rsid="00117a63"/>
    </style:style>
    <style:style style:name="P23"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normal" officeooo:rsid="00117a63" officeooo:paragraph-rsid="00117a63"/>
    </style:style>
    <style:style style:name="P24"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bold" style:font-weight-asian="bold" style:font-weight-complex="bold"/>
    </style:style>
    <style:style style:name="P25"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language="es" fo:country="ES" fo:font-style="normal" fo:font-weight="bold" officeooo:paragraph-rsid="000eb50e" style:font-weight-asian="bold" style:font-weight-complex="bold"/>
    </style:style>
    <style:style style:name="P26"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Times New Roman" fo:font-size="10.5pt" fo:letter-spacing="normal" fo:font-style="normal" fo:font-weight="normal" officeooo:rsid="000eb50e" officeooo:paragraph-rsid="000eb50e" style:font-size-asian="10.5pt" style:font-size-complex="10.5pt"/>
    </style:style>
    <style:style style:name="P27"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1" fo:font-size="10.5pt" fo:letter-spacing="normal" fo:font-style="normal" fo:font-weight="normal" style:font-size-asian="10.5pt" style:font-size-complex="10.5pt"/>
    </style:style>
    <style:style style:name="P28"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1" fo:font-size="10.5pt" fo:letter-spacing="normal" fo:font-style="normal" fo:font-weight="normal" officeooo:rsid="000eb50e" officeooo:paragraph-rsid="000eb50e" style:font-size-asian="10.5pt" style:font-size-complex="10.5pt"/>
    </style:style>
    <style:style style:name="T1" style:family="text">
      <style:text-properties officeooo:rsid="000eb50e"/>
    </style:style>
    <style:style style:name="T2" style:family="text">
      <style:text-properties fo:font-weight="bold" style:font-weight-asian="bold" style:font-weight-complex="bold"/>
    </style:style>
    <style:style style:name="T3" style:family="text">
      <style:text-properties officeooo:rsid="00102929"/>
    </style:style>
    <style:style style:name="T4" style:family="text">
      <style:text-properties officeooo:rsid="00117a63"/>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03490967" text:style-name="L1">
        <text:list-item>
          <text:p text:style-name="P25"><text:bookmark text:name="yui_3_17_2_2_1507618988127_167"/>Define con tus propias palabras modelo de datos.</text:p>
          <text:p text:style-name="P3"><text:span text:style-name="T1"><text:s/>Documentación previa par poder realizar una base de datos.</text:span></text:p>
          <text:p text:style-name="P17"/>
        </text:list-item>
        <text:list-item>
          <text:p text:style-name="P24">Indica qué entiendes por esquema.</text:p>
        </text:list-item>
      </text:list>
      <text:p text:style-name="P18">Estructura lógica en la cuál guardamos una gran cantidad de carga semántica.</text:p>
      <text:p text:style-name="P18"/>
      <text:list xml:id="list93112914916130" text:continue-numbering="true" text:style-name="L1">
        <text:list-item>
          <text:p text:style-name="P27"><text:span text:style-name="T2">Distingue entre esquema y ocurrencia del esquema.</text:span> <text:span text:style-name="T2">Pon un ejemplo.</text:span></text:p>
          <text:p text:style-name="P28">Una ocurrencia del equema es lo que el usuario, entiende del universo del discurso,</text:p>
          <text:p text:style-name="P28">mientras que un esquema plasma lo que usuario quiere llevar a la base de datos.</text:p>
          <text:p text:style-name="P26"/>
        </text:list-item>
        <text:list-item>
          <text:p text:style-name="P24">¿Cuáles son los objetivos de los modelos de datos?</text:p>
        </text:list-item>
      </text:list>
      <text:p text:style-name="P18">Recopilar la mayor información, antes de pasar al diseño de la base de datos.</text:p>
      <text:p text:style-name="P1"/>
      <text:list xml:id="list93112854855575" text:continue-numbering="true" text:style-name="L1">
        <text:list-item>
          <text:p text:style-name="P24">Explica la diferencias entre modelo externo, global e interno.</text:p>
        </text:list-item>
      </text:list>
      <text:p text:style-name="P18">Las diferencias, son muy claras, el nivel externo se encarga de como los usurios perciben los datos, el modelo global es la representación de toda la información recogida del universo del discurso, mientras que el modelo interno <text:span text:style-name="T3">es el más cercano a la máquina y se encarga de guardar lo datos fisicamente.</text:span></text:p>
      <text:p text:style-name="P1"/>
      <text:list xml:id="list93112796784996" text:continue-numbering="true" text:style-name="L1">
        <text:list-item>
          <text:p text:style-name="P24">¿Qué ventajas tiene que la semántica de los datos no esté dispersa entre los diferentes programas de aplicación?</text:p>
          <text:p text:style-name="P19">Qué se puede perder esa semántica al estar repartida.</text:p>
          <text:p text:style-name="P19"/>
        </text:list-item>
        <text:list-item>
          <text:p text:style-name="P24">Especifica las fases del diseño de una base de datos. ¿Podría utilizarse directamente el modelo lógico sin utilizar el modelo conceptual? Justifica la respuesta.</text:p>
          <text:p text:style-name="P2"/>
          <text:list>
            <text:list-header>
              <text:p text:style-name="P19">1)Análisis de requisitos.</text:p>
              <text:p text:style-name="P19">2)Modelo conceptual.</text:p>
              <text:p text:style-name="P19">3)Modelo lógico.</text:p>
              <text:p text:style-name="P19">4)Modelo físico.</text:p>
              <text:p text:style-name="P19">5)Pruebas / depuración.</text:p>
              <text:p text:style-name="P19">6)Mantenimiento.</text:p>
            </text:list-header>
          </text:list>
        </text:list-item>
      </text:list>
      <text:p text:style-name="P21"/>
      <text:p text:style-name="P21">No se podría utilizar el modelo lógico sin utilizar el conceptual, ya que se pierde muchísima información</text:p>
      <text:p text:style-name="P21"/>
      <text:list xml:id="list93113410763851" text:continue-numbering="true" text:style-name="L1">
        <text:list-item>
          <text:p text:style-name="P2">Haz una breve descripción del modelo entidad-relación.</text:p>
          <text:p text:style-name="P20">Es una estructura lógica en <text:span text:style-name="T4">la cuál se intenta almacenar la mayor cantidad de semántica posible.</text:span></text:p>
          <text:p text:style-name="P20"><text:s/></text:p>
        </text:list-item>
        <text:list-item>
          <text:p text:style-name="P2">Haz una breve descripción del modelo relacional. Diferencias con el modelo entidad-relación.</text:p>
          <text:p text:style-name="P22">Es un modelo que esta más ligado a la máquina, en concreto al SGBD utiliado.</text:p>
        </text:list-item>
      </text:list>
      <text:p text:style-name="P23"/>
      <text:p text:style-name="P23"/>
      <text:p text:style-name="P23"/>
      <text:p text:style-name="P23"/>
      <text:p text:style-name="P23"/>
      <text:p text:style-name="P23"/>
      <text:list xml:id="list93112992855912" text:continue-numbering="true" text:style-name="L1">
        <text:list-item>
          <text:p text:style-name="P2"><text:bookmark text:name="yui_3_17_2_2_1507618988127_166"/><text:soft-page-break/>Indica cuáles de las siguientes características pertenecen a los modelos conceptuales y cuáles a los modelos convencionales:</text:p>
          <text:p text:style-name="P2"/>
        </text:list-item>
      </text:list>
      <text:list xml:id="list351291091" text:style-name="L2">
        <text:list-item>
          <text:list>
            <text:list-item>
              <text:p text:style-name="P4"><text:bookmark text:name="yui_3_17_2_2_1507618988127_165"/>Más próximos al ordenador. <text:span text:style-name="T4">(convencionales)</text:span></text:p>
            </text:list-item>
          </text:list>
        </text:list-item>
      </text:list>
      <text:list xml:id="list2077038397" text:style-name="L3">
        <text:list-item>
          <text:list>
            <text:list-item>
              <text:p text:style-name="P5">Poca capacidad semántica. <text:span text:style-name="T4">(convencionales)</text:span></text:p>
            </text:list-item>
          </text:list>
        </text:list-item>
      </text:list>
      <text:list xml:id="list1291859823" text:style-name="L7">
        <text:list-item>
          <text:list>
            <text:list-item>
              <text:p text:style-name="P9">Mayor nivel de abstracción. <text:span text:style-name="T4">(conceptuales)</text:span></text:p>
            </text:list-item>
          </text:list>
        </text:list-item>
      </text:list>
      <text:list xml:id="list661452260" text:style-name="L8">
        <text:list-item>
          <text:list>
            <text:list-item>
              <text:p text:style-name="P10">Más enfocados al diseño de alto nivel <text:span text:style-name="T4">(conceptuales)</text:span></text:p>
            </text:list-item>
          </text:list>
        </text:list-item>
      </text:list>
      <text:list xml:id="list584967355" text:style-name="L4">
        <text:list-item>
          <text:list>
            <text:list-item>
              <text:p text:style-name="P6">Más enfocados a la implementación. <text:span text:style-name="T4">(convencionales)</text:span></text:p>
            </text:list-item>
          </text:list>
        </text:list-item>
      </text:list>
      <text:list xml:id="list3466384056" text:style-name="L9">
        <text:list-item>
          <text:list>
            <text:list-item>
              <text:p text:style-name="P11">Implementados en SGBD comerciales <text:span text:style-name="T4">(conceptuales)</text:span></text:p>
            </text:list-item>
          </text:list>
        </text:list-item>
      </text:list>
      <text:list xml:id="list3708111301" text:style-name="L6">
        <text:list-item>
          <text:list>
            <text:list-item>
              <text:p text:style-name="P8">Interfaz informático/sistema. <text:span text:style-name="T4">(convencionales)</text:span></text:p>
            </text:list-item>
          </text:list>
        </text:list-item>
      </text:list>
      <text:list xml:id="list2760344148" text:style-name="L5">
        <text:list-item>
          <text:list>
            <text:list-item>
              <text:p text:style-name="P7">Dependen del SGBD. <text:span text:style-name="T4">(convencionales)</text:span></text:p>
            </text:list-item>
          </text:list>
        </text:list-item>
      </text:list>
      <text:list xml:id="list135997906" text:style-name="L10">
        <text:list-item>
          <text:list>
            <text:list-item>
              <text:p text:style-name="P12">Nivel de mediación entre el nivel externo e interno. <text:span text:style-name="T4">(conceptuales)</text:span></text:p>
            </text:list-item>
          </text:list>
        </text:list-item>
      </text:list>
      <text:list xml:id="list4166027357" text:style-name="L11">
        <text:list-item>
          <text:list>
            <text:list-item>
              <text:p text:style-name="P13">No suelen estar implementadas en SGBD <text:span text:style-name="T4">(conceptuales)</text:span></text:p>
            </text:list-item>
          </text:list>
        </text:list-item>
      </text:list>
      <text:list xml:id="list3969863608" text:style-name="L12">
        <text:list-item>
          <text:list>
            <text:list-item>
              <text:p text:style-name="P14">Independientes del SGBD. <text:span text:style-name="T4">(conceptuales)</text:span></text:p>
            </text:list-item>
          </text:list>
        </text:list-item>
      </text:list>
      <text:list xml:id="list3641580461" text:style-name="L13">
        <text:list-item>
          <text:list>
            <text:list-item>
              <text:p text:style-name="P15">Mayor capacidad semántica. <text:span text:style-name="T4">(conceptuales)</text:span></text:p>
            </text:list-item>
          </text:list>
        </text:list-item>
      </text:list>
      <text:list xml:id="list394412046" text:style-name="L14">
        <text:list-item>
          <text:list>
            <text:list-item>
              <text:p text:style-name="P16"><text:bookmark text:name="yui_3_17_2_2_1507618988127_164"/><text:bookmark text:name="yui_3_17_2_2_1507618988127_163"/>Interfaz usuario/informático. <text:span text:style-name="T4">(conceptuales)</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open sans" svg:font-family="'open sans', sans-serif"/>
    <style:font-face style:name="open sans1"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9:03:31.164646679</meta:creation-date>
    <dc:date>2017-10-10T09:31:11.418207104</dc:date>
    <meta:editing-duration>PT5M19S</meta:editing-duration>
    <meta:editing-cycles>1</meta:editing-cycles>
    <meta:document-statistic meta:table-count="0" meta:image-count="0" meta:object-count="0" meta:page-count="2" meta:paragraph-count="40" meta:word-count="402" meta:character-count="2569" meta:non-whitespace-character-count="2233"/>
    <meta:generator>LibreOffice/5.3.1.2$Linux_X86_64 LibreOffice_project/30m0$Build-2</meta:generator>
  </office:meta>
</office:document-meta>
</file>